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4" style:family="table-cell" style:parent-style-name="Default" style:data-style-name="N121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 style:data-style-name="N10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121"/>
    <style:style style:name="T1" style:family="text">
      <style:text-properties fo:color="#ff007f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2" table:default-cell-style-name="Default"/>
        <table:table-column table:style-name="co2" table:default-cell-style-name="ce7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Rahmen</text:p>
          </table:table-cell>
          <table:table-cell table:style-name="ce1"/>
          <table:table-cell table:style-name="ce1" office:value-type="string" calcext:value-type="string">
            <text:p>Aussenrahmen</text:p>
          </table:table-cell>
          <table:table-cell table:style-name="ce1" office:value-type="string" calcext:value-type="string">
            <text:p>Innenkreuz</text:p>
          </table:table-cell>
          <table:table-cell table:style-name="ce1" table:number-columns-repeated="3"/>
          <table:table-cell table:style-name="ce6"/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00x67.5</text:p>
          </table:table-cell>
          <table:table-cell table:style-name="ce3" office:value-type="string" calcext:value-type="string">
            <text:p>2x100, 2x65.5</text:p>
          </table:table-cell>
          <table:table-cell table:style-name="ce2" office:value-type="string" calcext:value-type="string">
            <text:p>1x98, 1x65.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00x67.5</text:p>
          </table:table-cell>
          <table:table-cell table:style-name="ce3" office:value-type="string" calcext:value-type="string">
            <text:p>2x100, 2x65.5</text:p>
          </table:table-cell>
          <table:table-cell table:style-name="ce2" office:value-type="string" calcext:value-type="string">
            <text:p>1x98, 1x65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80x60</text:p>
          </table:table-cell>
          <table:table-cell table:style-name="ce3" office:value-type="string" calcext:value-type="string">
            <text:p>2x80, 2x58</text:p>
          </table:table-cell>
          <table:table-cell table:style-name="ce2" office:value-type="string" calcext:value-type="string">
            <text:p>1x78, 1x5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80x60</text:p>
          </table:table-cell>
          <table:table-cell table:style-name="ce3" office:value-type="string" calcext:value-type="string">
            <text:p>2x80, 2x58</text:p>
          </table:table-cell>
          <table:table-cell table:style-name="ce2" office:value-type="string" calcext:value-type="string">
            <text:p>1x78, 1x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100x70</text:p>
          </table:table-cell>
          <table:table-cell table:style-name="ce3" office:value-type="string" calcext:value-type="string">
            <text:p>2x100, 2x68</text:p>
          </table:table-cell>
          <table:table-cell table:style-name="ce2" office:value-type="string" calcext:value-type="string">
            <text:p>1x98, 1x6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100x70</text:p>
          </table:table-cell>
          <table:table-cell table:style-name="ce3" office:value-type="string" calcext:value-type="string">
            <text:p>2x100, 2x68</text:p>
          </table:table-cell>
          <table:table-cell table:style-name="ce2" office:value-type="string" calcext:value-type="string">
            <text:p>1x98, 1x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48x58</text:p>
          </table:table-cell>
          <table:table-cell table:style-name="ce3" office:value-type="string" calcext:value-type="string">
            <text:p>2x48, 2x56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48x58</text:p>
          </table:table-cell>
          <table:table-cell table:style-name="ce3" office:value-type="string" calcext:value-type="string">
            <text:p>2x48, 2x56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54.5x30.5</text:p>
          </table:table-cell>
          <table:table-cell table:style-name="ce3" office:value-type="string" calcext:value-type="string">
            <text:p>2x54.5, 2x28.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54.5x30.5</text:p>
          </table:table-cell>
          <table:table-cell table:style-name="ce3" office:value-type="string" calcext:value-type="string">
            <text:p>2x54.5, 2x28.5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SUM([.E2:.E10])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8.5" calcext:value-type="float">
            <text:p>2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currency" office:currency="EUR" office:value="1.3" calcext:value-type="currency">
            <text:p>1.30 €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8.5" calcext:value-type="float">
            <text:p>28.5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currency" office:currency="EUR" office:value="2.2" calcext:value-type="currency">
            <text:p>2.20 €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54.5" calcext:value-type="float">
            <text:p>5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currency" office:currency="EUR" office:value="2.5" calcext:value-type="currency">
            <text:p>2.50 €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54.5" calcext:value-type="float">
            <text:p>54.5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currency" office:currency="EUR" office:value="2.58" calcext:value-type="currency">
            <text:p>2.58 €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currency" office:currency="EUR" office:value="3.99" calcext:value-type="currency">
            <text:p>3.99 €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65.5" calcext:value-type="float">
            <text:p>65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currency" office:currency="EUR" office:value="4.5" calcext:value-type="currency">
            <text:p>4.50 €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65.5" calcext:value-type="float">
            <text:p>65.5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65.5" calcext:value-type="float">
            <text:p>65.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currency" office:currency="EUR" office:value="4.68" calcext:value-type="currency">
            <text:p>4.68 €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ce4"/>
          <table:table-cell/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currency" office:currency="EUR" office:value="23.27" calcext:value-type="currency">
            <text:p>23.27 €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54.5" calcext:value-type="float">
            <text:p>54.5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54.5" calcext:value-type="float">
            <text:p>54.5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28.5" calcext:value-type="float">
            <text:p>28.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currency" office:currency="EUR" office:value="3.68" calcext:value-type="currency">
            <text:p>3.68 €</text:p>
          </table:table-cell>
          <table:table-cell table:number-columns-repeated="1016"/>
        </table:table-row>
        <table:table-row table:style-name="ro1">
          <table:table-cell office:value-type="float" office:value="28.5" calcext:value-type="float">
            <text:p>28.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currency" office:currency="EUR" office:value="4.5" calcext:value-type="currency">
            <text:p>4.50 €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currency" office:currency="EUR" office:value="9.2" calcext:value-type="currency">
            <text:p>9.20 €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currency" office:currency="EUR" office:value="10.84" calcext:value-type="currency">
            <text:p>10.84 €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currency" office:currency="EUR" office:value="22" calcext:value-type="currency">
            <text:p>22.00 €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formula="of:=SUM([.F11:.F62])" office:value-type="float" office:value="50" calcext:value-type="float">
            <text:p>50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</table:table>
      <table:named-expressions/>
      <table:database-ranges>
        <table:database-range table:name="__Anonymous_Sheet_DB__1" table:target-range-address="Sheet3.A1:Sheet3.A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0121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1P0"/>
    </number:currency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5:27:02.201000000</meta:creation-date>
    <dc:date>2017-05-01T19:22:15.299000000</dc:date>
    <meta:editing-duration>PT2H34M9S</meta:editing-duration>
    <meta:editing-cycles>64</meta:editing-cycles>
    <meta:generator>LibreOffice/5.3.2.2$Windows_X86_64 LibreOffice_project/6cd4f1ef626f15116896b1d8e1398b56da0d0ee1</meta:generator>
    <meta:document-statistic meta:table-count="2" meta:cell-count="271" meta:object-count="0"/>
  </office:meta>
</office:document-meta>
</file>